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0165a5" officeooo:paragraph-rsid="000165a5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0165a5" officeooo:paragraph-rsid="000165a5" style:font-size-asian="12.25pt" style:font-weight-asian="normal" style:font-size-complex="14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GRB and EGB from Fermi-LAT</text:p>
      <text:p text:style-name="P2"/>
      <text:p text:style-name="P2"/>
      <text:p text:style-name="P2">Anlisis of the corresponding pap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6T13:47:01.697986982</meta:creation-date>
    <dc:date>2019-05-06T13:48:19.078020498</dc:date>
    <meta:editing-duration>PT1M20S</meta:editing-duration>
    <meta:editing-cycles>1</meta:editing-cycles>
    <meta:generator>LibreOffice/6.0.7.3$Linux_X86_64 LibreOffice_project/00m0$Build-3</meta:generator>
    <meta:document-statistic meta:table-count="0" meta:image-count="0" meta:object-count="0" meta:page-count="1" meta:paragraph-count="2" meta:word-count="10" meta:character-count="61" meta:non-whitespace-character-count="53"/>
  </office:meta>
</office:document-meta>
</file>